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Impl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set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get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addDependency( String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add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addConfig( String name ,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mpl.FeatureImp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atureImpl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